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Abyssinica SIL" fo:font-size="12pt" fo:font-weight="normal" officeooo:paragraph-rsid="000978d7" style:font-size-asian="12pt" style:font-weight-asian="normal" style:font-size-complex="12pt" style:font-weight-complex="normal"/>
    </style:style>
    <style:style style:name="P2" style:family="paragraph" style:parent-style-name="Text_20_body">
      <style:text-properties style:font-name="Abyssinica SIL" fo:font-size="12pt" fo:font-weight="normal" officeooo:paragraph-rsid="000978d7" style:font-size-asian="12pt" style:font-weight-asian="normal" style:font-size-complex="12pt" style:font-weight-complex="normal"/>
    </style:style>
    <style:style style:name="T1" style:family="text">
      <style:text-properties officeooo:rsid="000f6a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Mobil szolgáltató</text:h>
      <text:p text:style-name="P2">Egy mobilszolgáltatónál egy egyedi nyilvántartó programmal szeretnék kezelni az ügyfeleket. Az ügyfeleknek van neve és címe, valamint telefonszáma, ami egyben az egyedi azonosítjuk is. A szolgáltató jelenleg három csomagot biztosít ügyfeleinek: Alap, MobiNet és SMSMax, de később több csomag is lehet. Minden csomaghoz más percdj és SMS díj tartozik, valamint a számítás módszere is eltérő lehet. A MobiNet csomag esetén pl. az is megadható, hogy hány SMS-t küldhet az ügyfél ingyen. A program egy fájlból olvassa be az ügyfelek adatait és választott díjcsomagot. Egy másik fájlból pedig az adott hónapban küldött SMS darabszámot és a lebeszélt perceket. A program írja ki, hogy az egyes ügyfelek mennyit fizetnek a forgalom alapján.</text:p>
      <text:p text:style-name="P2">1. Bemenetek:</text:p>
      <text:p text:style-name="P2"><text:s text:c="4"/>• Ügyfelek adatai: A programnak egy fájlból kell majd beolvasnia az ügyfelek adatait. Minden ügyfél adatát egy sorban tárolja a következő formátumban: <text:span text:style-name="T1">telefonszám</text:span>-&gt;<text:span text:style-name="T1">név</text:span>-&gt;<text:span text:style-name="T1">cím</text:span>-&gt;csomag. A név (“Kosár Alma”) és cím (“<text:span text:style-name="T1">Pécs, </text:span>Gerle utca 1”) szöveges karakterláncok, a telefonszám egy <text:span text:style-name="T1">szám</text:span> (301234567) a csomag pedig a három lehetséges csomag közül az egyik ("Alap"/"MobiNet"/"SMSMax") szöveges formában.</text:p>
      <text:p text:style-name="P2"><text:s text:c="4"/>• Havi forgalmi adatok: Egy másik fájlból kell majd beolvasni az adott hónapban küldött SMS darabszámát és a lebeszélt perceket minden egyes ügyfél esetében. Az adatokat soronként fogom tárolni, az ügyfél telefonszámával jelölve, hogy melyik ügyfélről van szó. Formátuma: telefonszám-&gt;db(int)-&gt;percek(int).</text:p>
      <text:p text:style-name="P2">2. Elvárt kimenetek:</text:p>
      <text:p text:style-name="P2"><text:s text:c="4"/>• A programnak ki kell majd írnia az egyes ügyfelek által fizetendő díjat. Az eredményt egy új fájlba kell írni, ahol minden sor egy ügyfélre vonatkozóan tartalmazza az összesített díjat, ennek formátuma: telefonszám(int)→fizetendő összeg forintban(int).</text:p>
      <text:p text:style-name="P2">3. Program működésének feltételei:</text:p>
      <text:p text:style-name="P2"><text:s text:c="4"/>• A programnak ellenőriznie kell a bemeneti fájlok formátumát. (Megfelelő számú adat egy sorban, elválasztó karakter helyes-e, stb.)</text:p>
      <text:p text:style-name="P2"><text:s text:c="4"/>• A <text:s/>bemeneti fájlok teljességét is elenőriznie kell, nem hiányzik-e valahol adat.</text:p>
      <text:p text:style-name="P2"><text:s text:c="4"/>• Az ügyfelek adatainak és a havi forgalmi adatoknak kapcsolatának is helesnek kell lennie. (Amelyik ügyfél szerepel az ügyfeles fájlban, annak szerepelnie kell a forgalmis fájlban és fordítva is.</text:p>
      <text:p text:style-name="P2">4. Egyéb körülmények:</text:p>
      <text:p text:style-name="P2"><text:soft-page-break/><text:s text:c="4"/>• A programnak kezelnie kell a jelenlegi és lehetséges jövőbeli csomagokat. Bármelyik ügyfél kiválaszthatja bármelyik csomagot, és a díjszámítás ennek megfelelően fog történni.</text:p>
      <text:p text:style-name="P2"><text:s text:c="4"/>• A számítás figyelembe fogja venni a lebeszélt perc- és SMS-mennyiségeket, valamint a csomagokhoz tartozó díjszabást.</text:p>
      <text:p text:style-name="P2"><text:s text:c="4"/>• A program biztosítani fogja a kimeneti fájl létrehozását és a díjszámítás eredményeinek helyes formátumban való kiírásá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4T20:55:23.700008785</meta:creation-date>
    <meta:editing-duration>PT7M14S</meta:editing-duration>
    <meta:editing-cycles>3</meta:editing-cycles>
    <meta:generator>LibreOffice/6.4.7.2$Linux_X86_64 LibreOffice_project/40$Build-2</meta:generator>
    <dc:date>2024-04-14T23:10:25.561530918</dc:date>
    <meta:document-statistic meta:table-count="0" meta:image-count="0" meta:object-count="0" meta:page-count="2" meta:paragraph-count="15" meta:word-count="367" meta:character-count="2656" meta:non-whitespace-character-count="2267"/>
  </office:meta>
</office:document-meta>
</file>